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9c0b" officeooo:paragraph-rsid="00189c0b"/>
    </style:style>
    <style:style style:name="P2" style:family="paragraph" style:parent-style-name="Standard">
      <style:text-properties officeooo:rsid="001a41b1" officeooo:paragraph-rsid="001a41b1"/>
    </style:style>
    <style:style style:name="P3" style:family="paragraph" style:parent-style-name="Standard">
      <style:text-properties officeooo:rsid="001b17a4" officeooo:paragraph-rsid="001b17a4"/>
    </style:style>
    <style:style style:name="P4" style:family="paragraph" style:parent-style-name="Standard">
      <style:text-properties officeooo:rsid="001b724e" officeooo:paragraph-rsid="001b724e"/>
    </style:style>
    <style:style style:name="P5" style:family="paragraph" style:parent-style-name="Standard">
      <style:text-properties officeooo:rsid="001c875b" officeooo:paragraph-rsid="001c87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ытаскиваем из первой системы что-то во вторую, улучшаем, кладем обратно. Калибровка.</text:p>
      <text:p text:style-name="P1">Как проводить процесс калибровку ощущений на результат проектов.</text:p>
      <text:p text:style-name="P1"/>
      <text:p text:style-name="P1">Бывало ли, что я калибровал ощущения на то, что я думаю?</text:p>
      <text:p text:style-name="P1">Проблема сверхуверенности. Мелкие прогнозы в повседневной жизни. Бывает ощущение уверенности, и мы его можем плохо интерпретировать. Книга Superforecasters.</text:p>
      <text:p text:style-name="P1">Можно в это играть, и навык быстро разовьется. Калибровка ощущения уверенности.</text:p>
      <text:p text:style-name="P1"/>
      <text:p text:style-name="P1">Что можно еще калибровать? Ощущение собственных сил.</text:p>
      <text:p text:style-name="P1"/>
      <text:p text:style-name="P2">Бинарное обновление убеждений – недостаточно. Лучше уходить от этого и обновляться более чувствительно.</text:p>
      <text:p text:style-name="P3">Когда ставим гипотезу, давайте понимать, какие свидетельства опровергнут гипотезу.</text:p>
      <text:p text:style-name="P4">В каких своих экспериментах я представляю, как фальсифицировать свою гипотезу?</text:p>
      <text:p text:style-name="P4">Давайте формулировать, чего мы ожидаем от изменений? Если не знаешь, чего ожидаешь, то может получиться плохо, и непонятно почему.</text:p>
      <text:p text:style-name="P5">Давайте заранее знать, чего ожидать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1:04:04.603596342</meta:creation-date>
    <dc:date>2020-09-02T11:59:09.180001441</dc:date>
    <meta:editing-duration>PT4M14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21" meta:character-count="922" meta:non-whitespace-character-count="810"/>
  </office:meta>
</office:document-meta>
</file>